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re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Genre</text:p>
          </table:table-cell>
          <table:table-cell office:value-type="string" calcext:value-type="string">
            <text:p>nomGenr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ouvant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reu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am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opic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tion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iller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ience-fiction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ntastiqu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imatio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storique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nture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edi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ance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icier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sical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ntaise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mill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54:32.051058521</meta:creation-date>
    <dc:date>2018-12-03T16:54:55.079205793</dc:date>
    <meta:editing-duration>PT23S</meta:editing-duration>
    <meta:editing-cycles>1</meta:editing-cycles>
    <meta:document-statistic meta:table-count="1" meta:cell-count="36" meta:object-count="0"/>
    <meta:generator>LibreOffice/6.0.6.2$Linux_X86_64 LibreOffice_project/00m0$Build-2</meta:generator>
  </office:meta>
</office:document-meta>
</file>